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92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Biking" table:style-name="ta1">
        <table:table-column table:style-name="co1" table:number-columns-repeated="4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istance</text:p>
          </table:table-cell>
          <table:table-cell table:style-name="Default" office:value-type="string" calcext:value-type="string">
            <text:p>avg_speed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23.1" calcext:value-type="float">
            <text:p>23,1</text:p>
          </table:table-cell>
          <table:table-cell office:value-type="float" office:value="18.3" calcext:value-type="float">
            <text:p>18,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1.8" calcext:value-type="float">
            <text:p>11,8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22.8" calcext:value-type="float">
            <text:p>22,8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7.2" calcext:value-type="float">
            <text:p>17,2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.7" calcext:value-type="float">
            <text:p>10,7</text:p>
          </table:table-cell>
          <table:table-cell office:value-type="float" office:value="16.1" calcext:value-type="float">
            <text:p>16,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7.2" calcext:value-type="float">
            <text:p>17,2</text:p>
          </table:table-cell>
          <table:table-cell office:value-type="float" office:value="14.9" calcext:value-type="float">
            <text:p>14,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6.2" calcext:value-type="float">
            <text:p>26,2</text:p>
          </table:table-cell>
          <table:table-cell office:value-type="float" office:value="18" calcext:value-type="float">
            <text:p>18,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27.5" calcext:value-type="float">
            <text:p>27,5</text:p>
          </table:table-cell>
          <table:table-cell office:value-type="float" office:value="20.5" calcext:value-type="float">
            <text:p>20,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,0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23.1" calcext:value-type="float">
            <text:p>23,1</text:p>
          </table:table-cell>
          <table:table-cell office:value-type="float" office:value="20" calcext:value-type="float">
            <text:p>20,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16.7" calcext:value-type="float">
            <text:p>16,7</text:p>
          </table:table-cell>
          <table:table-cell office:value-type="float" office:value="19.6" calcext:value-type="float">
            <text:p>19,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8.1" calcext:value-type="float">
            <text:p>18,1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37" calcext:value-type="float">
            <text:p>37,0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4.4" calcext:value-type="float">
            <text:p>24,4</text:p>
          </table:table-cell>
          <table:table-cell office:value-type="float" office:value="19.3" calcext:value-type="float">
            <text:p>19,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7.1" calcext:value-type="float">
            <text:p>17,1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35.7" calcext:value-type="float">
            <text:p>35,7</text:p>
          </table:table-cell>
          <table:table-cell office:value-type="float" office:value="18" calcext:value-type="float">
            <text:p>18,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office:value-type="float" office:value="22.9" calcext:value-type="float">
            <text:p>22,9</text:p>
          </table:table-cell>
          <table:table-cell office:value-type="float" office:value="17.9" calcext:value-type="float">
            <text:p>17,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47" calcext:value-type="float">
            <text:p>47,0</text:p>
          </table:table-cell>
          <table:table-cell office:value-type="float" office:value="17.9" calcext:value-type="float">
            <text:p>17,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40.7" calcext:value-type="float">
            <text:p>40,7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office:value-type="float" office:value="23.5" calcext:value-type="float">
            <text:p>23,5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,0</text:p>
          </table:table-cell>
          <table:table-cell office:value-type="float" office:value="19" calcext:value-type="float">
            <text:p>19,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0.3" calcext:value-type="float">
            <text:p>40,3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.2" calcext:value-type="float">
            <text:p>17,2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9.7" calcext:value-type="float">
            <text:p>49,7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.9" calcext:value-type="float">
            <text:p>39,9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4.7" calcext:value-type="float">
            <text:p>34,7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.2" calcext:value-type="float">
            <text:p>13,2</text:p>
          </table:table-cell>
          <table:table-cell office:value-type="float" office:value="18.3" calcext:value-type="float">
            <text:p>18,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85.7" calcext:value-type="float">
            <text:p>85,7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1.2" calcext:value-type="float">
            <text:p>21,2</text:p>
          </table:table-cell>
          <table:table-cell office:value-type="float" office:value="16.1" calcext:value-type="float">
            <text:p>16,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3.6" calcext:value-type="float">
            <text:p>53,6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.5" calcext:value-type="float">
            <text:p>32,5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.9" calcext:value-type="float">
            <text:p>39,9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.6" calcext:value-type="float">
            <text:p>24,6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1.1" calcext:value-type="float">
            <text:p>21,1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4.2" calcext:value-type="float">
            <text:p>44,2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6.2" calcext:value-type="float">
            <text:p>46,2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4.3" calcext:value-type="float">
            <text:p>34,3</text:p>
          </table:table-cell>
          <table:table-cell office:value-type="float" office:value="19.7" calcext:value-type="float">
            <text:p>19,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9.4" calcext:value-type="float">
            <text:p>49,4</text:p>
          </table:table-cell>
          <table:table-cell office:value-type="float" office:value="20" calcext:value-type="float">
            <text:p>20,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0.8" calcext:value-type="float">
            <text:p>50,8</text:p>
          </table:table-cell>
          <table:table-cell office:value-type="float" office:value="18.9" calcext:value-type="float">
            <text:p>18,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8.4" calcext:value-type="float">
            <text:p>48,4</text:p>
          </table:table-cell>
          <table:table-cell office:value-type="float" office:value="21.1" calcext:value-type="float">
            <text:p>21,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0.7" calcext:value-type="float">
            <text:p>50,7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6.3" calcext:value-type="float">
            <text:p>16,3</text:p>
          </table:table-cell>
          <table:table-cell office:value-type="float" office:value="18" calcext:value-type="float">
            <text:p>18,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0.9" calcext:value-type="float">
            <text:p>60,9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9.4" calcext:value-type="float">
            <text:p>49,4</text:p>
          </table:table-cell>
          <table:table-cell office:value-type="float" office:value="19.6" calcext:value-type="float">
            <text:p>19,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7.3" calcext:value-type="float">
            <text:p>47,3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5.6" calcext:value-type="float">
            <text:p>45,6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5.7" calcext:value-type="float">
            <text:p>45,7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7.5" calcext:value-type="float">
            <text:p>87,5</text:p>
          </table:table-cell>
          <table:table-cell office:value-type="float" office:value="20" calcext:value-type="float">
            <text:p>20,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0.9" calcext:value-type="float">
            <text:p>50,9</text:p>
          </table:table-cell>
          <table:table-cell office:value-type="float" office:value="21" calcext:value-type="float">
            <text:p>21,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69.3" calcext:value-type="float">
            <text:p>69,3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1.9" calcext:value-type="float">
            <text:p>81,9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1.4" calcext:value-type="float">
            <text:p>51,4</text:p>
          </table:table-cell>
          <table:table-cell office:value-type="float" office:value="19.9" calcext:value-type="float">
            <text:p>19,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5.3" calcext:value-type="float">
            <text:p>75,3</text:p>
          </table:table-cell>
          <table:table-cell office:value-type="float" office:value="20.3" calcext:value-type="float">
            <text:p>20,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8.2" calcext:value-type="float">
            <text:p>48,2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2.2" calcext:value-type="float">
            <text:p>52,2</text:p>
          </table:table-cell>
          <table:table-cell office:value-type="float" office:value="22" calcext:value-type="float">
            <text:p>22,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5.2" calcext:value-type="float">
            <text:p>55,2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7.5" calcext:value-type="float">
            <text:p>37,5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7.8" calcext:value-type="float">
            <text:p>37,8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.5" calcext:value-type="float">
            <text:p>35,5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9.9" calcext:value-type="float">
            <text:p>69,9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4.9" calcext:value-type="float">
            <text:p>44,9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1.3" calcext:value-type="float">
            <text:p>21,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2.3" calcext:value-type="float">
            <text:p>32,3</text:p>
          </table:table-cell>
          <table:table-cell office:value-type="float" office:value="20.9" calcext:value-type="float">
            <text:p>20,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2.6" calcext:value-type="float">
            <text:p>42,6</text:p>
          </table:table-cell>
          <table:table-cell office:value-type="float" office:value="21" calcext:value-type="float">
            <text:p>21,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6.6" calcext:value-type="float">
            <text:p>36,6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2.4" calcext:value-type="float">
            <text:p>52,4</text:p>
          </table:table-cell>
          <table:table-cell office:value-type="float" office:value="20.9" calcext:value-type="float">
            <text:p>20,9</text:p>
          </table:table-cell>
        </table:table-row>
        <table:table-row table:style-name="ro1" table:number-rows-repeated="4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iking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9.9" calcext:value-type="float">
            <text:p>19,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6" calcext:value-type="float">
            <text:p>11,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.1" calcext:value-type="float">
            <text:p>10,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3.7" calcext:value-type="float">
            <text:p>13,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.1" calcext:value-type="float">
            <text:p>10,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.7" calcext:value-type="float">
            <text:p>14,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.3" calcext:value-type="float">
            <text:p>9,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.7" calcext:value-type="float">
            <text:p>12,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.9" calcext:value-type="float">
            <text:p>9,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.7" calcext:value-type="float">
            <text:p>12,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4.3" calcext:value-type="float">
            <text:p>14,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.1" calcext:value-type="float">
            <text:p>15,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.3" calcext:value-type="float">
            <text:p>15,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.1" calcext:value-type="float">
            <text:p>11,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.9" calcext:value-type="float">
            <text:p>22,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5.9" calcext:value-type="float">
            <text:p>15,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.3" calcext:value-type="float">
            <text:p>15,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8.9" calcext:value-type="float">
            <text:p>18,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.1" calcext:value-type="float">
            <text:p>14,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</table:table-row>
      </table:table>
      <table:table table:name="Reading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fiction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.00.0000</text:date>, <text:time style:data-style-name="N2" text:time-value="19:51:37.72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5-05T20:42:06.108000000</meta:creation-date>
    <dc:date>2020-12-29T19:51:53.535000000</dc:date>
    <meta:editing-duration>PT1H12M9S</meta:editing-duration>
    <meta:editing-cycles>18</meta:editing-cycles>
    <meta:generator>LibreOffice/7.0.1.2$Windows_X86_64 LibreOffice_project/7cbcfc562f6eb6708b5ff7d7397325de9e764452</meta:generator>
    <meta:document-statistic meta:table-count="3" meta:cell-count="712" meta:object-count="0"/>
  </office:meta>
</office:document-meta>
</file>